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9cm" svg:height="0.199cm" draw:transform="skewX (0.126012771993991) rotate (1.84917634248799) translate (1.65010253164958cm 2.38660720130933cm)" svg:viewBox="0 0 791 200" svg:d="M0 0c180 14 344 79 519 127l154 41 118 32">
          <text:p/>
        </draw:path>
        <draw:path draw:style-name="gr1" draw:text-style-name="P1" draw:layer="layout" svg:width="2.248cm" svg:height="0.527cm" draw:transform="skewX (0.0230383461263251) rotate (-0.0666715774261839) translate (1.1546674815499cm 1.45790365555442cm)" svg:viewBox="0 0 2249 528" svg:d="M149 0c254 21 519 66 779 62 260-10 520 10 774 31 80 10 929-50 340 81-213 46-409 96-611 157-225 66-473 76-698 122-196 35-398 45-600 70l-133 5">
          <text:p/>
        </draw:path>
        <draw:path draw:style-name="gr1" draw:text-style-name="P1" draw:layer="layout" svg:width="0.644cm" svg:height="0.004cm" draw:transform="rotate (-1.5707963267949) translate (1.42421572212818cm 1.7419518556994cm)" svg:viewBox="0 0 645 5" svg:d="M0 5c168-11 345 0 518 0h127">
          <text:p/>
        </draw:path>
        <draw:path draw:style-name="gr1" draw:text-style-name="P1" draw:layer="layout" svg:width="1.582cm" svg:height="0.462cm" draw:transform="skewX (0.0518362787842316) rotate (-0.188670092140588) translate (1.29912258067699cm 1.63429692100495cm)" svg:viewBox="0 0 1583 463" svg:d="M12 91c230-10 460 0 701-5 219-5 431-26 650-61 511-87-18 81-93 107-195 66-391 137-586 199-172 56-368 66-558 107l-126 25">
          <text:p/>
        </draw:path>
        <draw:path draw:style-name="gr1" draw:text-style-name="P1" draw:layer="layout" svg:width="1.045cm" svg:height="0.092cm" draw:transform="skewX (0.133692220702766) rotate (-0.662526984057048) translate (1.958205001929cm 2.0077849539767cm)" svg:viewBox="0 0 1046 93" svg:d="M0 93c318-28 635-12 953-55l93-38">
          <text:p/>
        </draw:path>
        <draw:path draw:style-name="gr1" draw:text-style-name="P1" draw:layer="layout" svg:width="2.032cm" svg:height="0.096cm" svg:x="1.061cm" svg:y="1.93cm" svg:viewBox="0 0 2033 97" svg:d="M0 0c179 11 370 11 554 0 179-5 370 31 561 41 167 15 335 31 508 15l162 16 167 15 81 10">
          <text:p/>
        </draw:path>
        <draw:path draw:style-name="gr1" draw:text-style-name="P1" draw:layer="layout" svg:width="0.974cm" svg:height="1.649cm" draw:transform="skewX (-0.0884881930761125) rotate (-1.98932628142314) translate (3.10104465128644cm 2.02863020241038cm)" svg:viewBox="0 0 975 1650" svg:d="M0 7c171-34 347 68 445 226 93 142 206 272 268 437 57 153 114 311 165 464 57 159 155 335 51 499l-10 17">
          <text:p/>
        </draw:path>
        <draw:path draw:style-name="gr1" draw:text-style-name="P1" draw:layer="layout" svg:width="2.281cm" svg:height="0.272cm" draw:transform="skewX (-0.12618730491919) rotate (0.613657765001206) translate (1.15904289997123cm 2.33061616768564cm)" svg:viewBox="0 0 2282 273" svg:d="M0 0c237 0 474 16 706 22 209 0 424 27 633 48 199 16 397 54 585 123l187 43 171 37">
          <text:p/>
        </draw:path>
        <draw:path draw:style-name="gr1" draw:text-style-name="P1" draw:layer="layout" svg:width="2.311cm" svg:height="0.108cm" draw:transform="skewX (-0.127409035395586) rotate (-2.48028740000914) translate (3.19395141737652cm 1.25135187506755cm)" svg:viewBox="0 0 2312 109" svg:d="M0 2c219-11 422 32 630 43 203 11 411 27 608 59 208 32 417-91 630-27l225 6 197 11h22">
          <text:p/>
        </draw:path>
        <draw:path draw:style-name="gr1" draw:text-style-name="P1" draw:layer="layout" svg:width="2.31cm" svg:height="0.929cm" svg:x="1.356cm" svg:y="1.64cm" svg:viewBox="0 0 2311 930" svg:d="M0 924c173-5 352 15 526 0 225-15 456-61 687-86 242-26 479-97 722-132 213-31 393-183 375-361v-147l-46-142-35-5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7T16:05:01.587951876</meta:creation-date>
    <dc:date>2018-06-08T18:59:41.705062270</dc:date>
    <dc:creator>Paul Raynaud</dc:creator>
    <meta:editing-duration>PT44M6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